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1">
      <style:paragraph-properties fo:margin-top="0cm" fo:margin-bottom="0cm"/>
    </style:style>
    <style:style style:name="P43" style:family="paragraph" style:parent-style-name="Text_20_body" style:list-style-name="L2">
      <style:paragraph-properties fo:margin-top="0cm" fo:margin-bottom="0cm"/>
    </style:style>
    <style:style style:name="P44" style:family="paragraph" style:parent-style-name="Text_20_body" style:list-style-name="L3">
      <style:paragraph-properties fo:margin-top="0cm" fo:margin-bottom="0cm"/>
    </style:style>
    <style:style style:name="P45" style:family="paragraph" style:parent-style-name="Text_20_body" style:list-style-name="L4">
      <style:paragraph-properties fo:margin-top="0cm" fo:margin-bottom="0cm"/>
    </style:style>
    <style:style style:name="P46" style:family="paragraph" style:parent-style-name="Text_20_body" style:list-style-name="L5">
      <style:paragraph-properties fo:margin-top="0cm" fo:margin-bottom="0cm"/>
    </style:style>
    <style:style style:name="P47" style:family="paragraph" style:parent-style-name="Text_20_body" style:list-style-name="L6">
      <style:paragraph-properties fo:margin-top="0cm" fo:margin-bottom="0cm"/>
    </style:style>
    <style:style style:name="P48" style:family="paragraph" style:parent-style-name="Text_20_body" style:list-style-name="L7">
      <style:paragraph-properties fo:margin-top="0cm" fo:margin-bottom="0cm"/>
    </style:style>
    <style:style style:name="P49" style:family="paragraph" style:parent-style-name="Text_20_body" style:list-style-name="L8">
      <style:paragraph-properties fo:margin-top="0cm" fo:margin-bottom="0cm"/>
    </style:style>
    <style:style style:name="P50" style:family="paragraph" style:parent-style-name="Text_20_body" style:list-style-name="L9">
      <style:paragraph-properties fo:margin-top="0cm" fo:margin-bottom="0cm"/>
    </style:style>
    <style:style style:name="P51" style:family="paragraph" style:parent-style-name="Text_20_body" style:list-style-name="L10">
      <style:paragraph-properties fo:margin-top="0cm" fo:margin-bottom="0cm"/>
    </style:style>
    <style:style style:name="P52" style:family="paragraph" style:parent-style-name="Text_20_body" style:list-style-name="L11">
      <style:paragraph-properties fo:margin-top="0cm" fo:margin-bottom="0cm"/>
    </style:style>
    <style:style style:name="P53" style:family="paragraph" style:parent-style-name="Text_20_body" style:list-style-name="L12">
      <style:paragraph-properties fo:margin-top="0cm" fo:margin-bottom="0cm"/>
    </style:style>
    <style:style style:name="P54" style:family="paragraph" style:parent-style-name="Text_20_body" style:list-style-name="L13">
      <style:paragraph-properties fo:margin-top="0cm" fo:margin-bottom="0cm"/>
    </style:style>
    <style:style style:name="P55" style:family="paragraph" style:parent-style-name="Text_20_body" style:list-style-name="L14">
      <style:paragraph-properties fo:margin-top="0cm" fo:margin-bottom="0cm"/>
    </style:style>
    <style:style style:name="P56" style:family="paragraph" style:parent-style-name="Text_20_body" style:list-style-name="L15">
      <style:paragraph-properties fo:margin-top="0cm" fo:margin-bottom="0cm"/>
    </style:style>
    <style:style style:name="P57" style:family="paragraph" style:parent-style-name="Text_20_body" style:list-style-name="L16">
      <style:paragraph-properties fo:margin-top="0cm" fo:margin-bottom="0cm"/>
    </style:style>
    <style:style style:name="P58" style:family="paragraph" style:parent-style-name="Text_20_body" style:list-style-name="L17">
      <style:paragraph-properties fo:margin-top="0cm" fo:margin-bottom="0cm"/>
    </style:style>
    <style:style style:name="P59" style:family="paragraph" style:parent-style-name="Text_20_body" style:list-style-name="L18">
      <style:paragraph-properties fo:margin-top="0cm" fo:margin-bottom="0cm"/>
    </style:style>
    <style:style style:name="P60" style:family="paragraph" style:parent-style-name="Text_20_body" style:list-style-name="L19">
      <style:paragraph-properties fo:margin-top="0cm" fo:margin-bottom="0cm"/>
    </style:style>
    <style:style style:name="P61" style:family="paragraph" style:parent-style-name="Text_20_body" style:list-style-name="L29">
      <style:paragraph-properties fo:margin-top="0cm" fo:margin-bottom="0cm"/>
    </style:style>
    <style:style style:name="P62" style:family="paragraph" style:parent-style-name="Text_20_body" style:list-style-name="L30">
      <style:paragraph-properties fo:margin-top="0cm" fo:margin-bottom="0cm"/>
    </style:style>
    <style:style style:name="P63" style:family="paragraph" style:parent-style-name="Text_20_body" style:list-style-name="L31">
      <style:paragraph-properties fo:margin-top="0cm" fo:margin-bottom="0cm"/>
    </style:style>
    <style:style style:name="P64" style:family="paragraph" style:parent-style-name="Text_20_body" style:list-style-name="L32">
      <style:paragraph-properties fo:margin-top="0cm" fo:margin-bottom="0cm"/>
    </style:style>
    <style:style style:name="P65" style:family="paragraph" style:parent-style-name="Text_20_body" style:list-style-name="L33">
      <style:paragraph-properties fo:margin-top="0cm" fo:margin-bottom="0cm"/>
    </style:style>
    <style:style style:name="P66" style:family="paragraph" style:parent-style-name="Text_20_body" style:list-style-name="L34">
      <style:paragraph-properties fo:margin-top="0cm" fo:margin-bottom="0cm"/>
    </style:style>
    <style:style style:name="P67" style:family="paragraph" style:parent-style-name="Text_20_body" style:list-style-name="L35">
      <style:paragraph-properties fo:margin-top="0cm" fo:margin-bottom="0cm"/>
    </style:style>
    <style:style style:name="P68" style:family="paragraph" style:parent-style-name="Text_20_body" style:list-style-name="L36">
      <style:paragraph-properties fo:margin-top="0cm" fo:margin-bottom="0cm"/>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source aalternative of after effect </text:p>
      <text:p text:style-name="P1"/>
      <text:p text:style-name="P3">There are a few open-source alternatives to Adobe After Effects for motion graphics and video compositing. While they may not have the full feature set of After Effects, they can still be powerful tools for creating visual effects and animations. Here are some good options:</text:p>
      <text:h text:style-name="Heading_20_3" text:outline-level="3">1. <text:span text:style-name="Strong_20_Emphasis">Natron</text:span></text:h>
      <text:list xml:id="list4069055606646654720" text:style-name="L1">
        <text:list-item>
          <text:p text:style-name="P42"><text:span text:style-name="Strong_20_Emphasis">Description</text:span>: Natron is an open-source, cross-platform video compositing software that is often compared to After Effects. It has a node-based interface for creating complex visual effects and motion graphics. </text:p>
        </text:list-item>
        <text:list-item>
          <text:p text:style-name="P42"><text:span text:style-name="Strong_20_Emphasis">Key Features</text:span>: </text:p>
          <text:list>
            <text:list-item>
              <text:p text:style-name="P42">Node-based compositing. </text:p>
            </text:list-item>
            <text:list-item>
              <text:p text:style-name="P42">Support for keyframes and masks. </text:p>
            </text:list-item>
            <text:list-item>
              <text:p text:style-name="P42">Color correction tools. </text:p>
            </text:list-item>
            <text:list-item>
              <text:p text:style-name="P42">Built-in plugins for various effects. </text:p>
            </text:list-item>
          </text:list>
        </text:list-item>
        <text:list-item>
          <text:p text:style-name="P5"><text:span text:style-name="Strong_20_Emphasis">Website</text:span>: <text:a xlink:type="simple" xlink:href="https://natrongithub.github.io/" text:style-name="Internet_20_link" text:visited-style-name="Visited_20_Internet_20_Link">Natron</text:a> </text:p>
        </text:list-item>
      </text:list>
      <text:h text:style-name="Heading_20_3" text:outline-level="3">2. <text:span text:style-name="Strong_20_Emphasis">Blender</text:span></text:h>
      <text:list xml:id="list2376087193292577554" text:style-name="L2">
        <text:list-item>
          <text:p text:style-name="P43"><text:span text:style-name="Strong_20_Emphasis">Description</text:span>: While primarily known as a 3D animation and modeling tool, Blender also has a built-in video sequence editor (VSE) that can be used for motion graphics and compositing. Additionally, Blender supports powerful 3D visual effects that you can integrate into video projects. </text:p>
        </text:list-item>
        <text:list-item>
          <text:p text:style-name="P43"><text:span text:style-name="Strong_20_Emphasis">Key Features</text:span>: </text:p>
          <text:list>
            <text:list-item>
              <text:p text:style-name="P43">3D motion graphics. </text:p>
            </text:list-item>
            <text:list-item>
              <text:p text:style-name="P43">Video sequence editor (VSE). </text:p>
            </text:list-item>
            <text:list-item>
              <text:p text:style-name="P43">Compositing and masking. </text:p>
            </text:list-item>
            <text:list-item>
              <text:p text:style-name="P43">Add-ons for more features (e.g., Grease Pencil for 2D animation). </text:p>
            </text:list-item>
          </text:list>
        </text:list-item>
        <text:list-item>
          <text:p text:style-name="P6"><text:span text:style-name="Strong_20_Emphasis">Website</text:span>: <text:a xlink:type="simple" xlink:href="https://www.blender.org/" text:style-name="Internet_20_link" text:visited-style-name="Visited_20_Internet_20_Link">Blender</text:a> </text:p>
        </text:list-item>
      </text:list>
      <text:h text:style-name="Heading_20_3" text:outline-level="3">3. <text:span text:style-name="Strong_20_Emphasis">Olive Video Editor</text:span></text:h>
      <text:list xml:id="list6498318000295089139" text:style-name="L3">
        <text:list-item>
          <text:p text:style-name="P44"><text:span text:style-name="Strong_20_Emphasis">Description</text:span>: Olive is a free, open-source non-linear video editor that is still under development but shows a lot of promise. It can be used for motion graphics work and integrates basic effects and compositing features. </text:p>
        </text:list-item>
        <text:list-item>
          <text:p text:style-name="P44"><text:span text:style-name="Strong_20_Emphasis">Key Features</text:span>: </text:p>
          <text:list>
            <text:list-item>
              <text:p text:style-name="P44">Non-linear editing interface. </text:p>
            </text:list-item>
            <text:list-item>
              <text:p text:style-name="P44">Support for keyframing and video effects. </text:p>
            </text:list-item>
            <text:list-item>
              <text:p text:style-name="P44">Basic compositing features. </text:p>
            </text:list-item>
          </text:list>
        </text:list-item>
        <text:list-item>
          <text:p text:style-name="P7"><text:span text:style-name="Strong_20_Emphasis">Website</text:span>: <text:a xlink:type="simple" xlink:href="https://www.olivevideoeditor.org/" text:style-name="Internet_20_link" text:visited-style-name="Visited_20_Internet_20_Link">Olive Video Editor</text:a> </text:p>
        </text:list-item>
      </text:list>
      <text:h text:style-name="Heading_20_3" text:outline-level="3">4. <text:span text:style-name="Strong_20_Emphasis">Shotcut</text:span></text:h>
      <text:list xml:id="list2078294375514410480" text:style-name="L4">
        <text:list-item>
          <text:p text:style-name="P45"><text:span text:style-name="Strong_20_Emphasis">Description</text:span>: Shotcut is another free, open-source video editor that offers a simple, user-friendly interface for video editing and effects. While it's not as feature-rich as After Effects for complex motion graphics, it's a solid choice for basic compositing and editing. </text:p>
        </text:list-item>
        <text:list-item>
          <text:p text:style-name="P45"><text:span text:style-name="Strong_20_Emphasis">Key Features</text:span>: </text:p>
          <text:list>
            <text:list-item>
              <text:p text:style-name="P45">Multi-format timeline. </text:p>
            </text:list-item>
            <text:list-item>
              <text:p text:style-name="P45">Video effects and filters. </text:p>
            </text:list-item>
            <text:list-item>
              <text:p text:style-name="P45">Keyframe support for animations. </text:p>
            </text:list-item>
            <text:list-item>
              <text:p text:style-name="P45"><text:soft-page-break/>Cross-platform. </text:p>
            </text:list-item>
          </text:list>
        </text:list-item>
        <text:list-item>
          <text:p text:style-name="P8"><text:span text:style-name="Strong_20_Emphasis">Website</text:span>: <text:a xlink:type="simple" xlink:href="https://shotcut.org/" text:style-name="Internet_20_link" text:visited-style-name="Visited_20_Internet_20_Link">Shotcut</text:a> </text:p>
        </text:list-item>
      </text:list>
      <text:h text:style-name="Heading_20_3" text:outline-level="3">5. <text:span text:style-name="Strong_20_Emphasis">Kdenlive</text:span></text:h>
      <text:list xml:id="list4336047196654307321" text:style-name="L5">
        <text:list-item>
          <text:p text:style-name="P46"><text:span text:style-name="Strong_20_Emphasis">Description</text:span>: Kdenlive is an open-source video editor for Linux (also available on Windows and Mac), providing a range of video editing tools. It supports basic video effects and animations and is ideal for someone looking for an easy-to-use video editor with motion graphics capabilities. </text:p>
        </text:list-item>
        <text:list-item>
          <text:p text:style-name="P46"><text:span text:style-name="Strong_20_Emphasis">Key Features</text:span>: </text:p>
          <text:list>
            <text:list-item>
              <text:p text:style-name="P46">Multi-track video editing. </text:p>
            </text:list-item>
            <text:list-item>
              <text:p text:style-name="P46">Keyframeable video effects. </text:p>
            </text:list-item>
            <text:list-item>
              <text:p text:style-name="P46">2D compositing tools. </text:p>
            </text:list-item>
          </text:list>
        </text:list-item>
        <text:list-item>
          <text:p text:style-name="P9"><text:span text:style-name="Strong_20_Emphasis">Website</text:span>: <text:a xlink:type="simple" xlink:href="https://kdenlive.org/" text:style-name="Internet_20_link" text:visited-style-name="Visited_20_Internet_20_Link">Kdenlive</text:a> </text:p>
        </text:list-item>
      </text:list>
      <text:p text:style-name="Text_20_body">These options can cover a range of motion graphics needs, from 2D compositing to full 3D animation. If you're looking for a high-quality open-source alternative to After Effects, <text:span text:style-name="Strong_20_Emphasis">Natron</text:span> and <text:span text:style-name="Strong_20_Emphasis">Blender</text:span> would be the closest in terms of power and flexibility.</text:p>
      <text:p text:style-name="P1">which is the easies of them aall </text:p>
      <text:p text:style-name="P1"/>
      <text:p text:style-name="P4">If you're looking for the easiest open-source alternative to After Effects, <text:span text:style-name="Strong_20_Emphasis">Kdenlive</text:span> and <text:span text:style-name="Strong_20_Emphasis">Shotcut</text:span> are the most user-friendly options. Here's a breakdown of each:</text:p>
      <text:h text:style-name="Heading_20_3" text:outline-level="3">1. <text:span text:style-name="Strong_20_Emphasis">Kdenlive</text:span></text:h>
      <text:list xml:id="list2114728024168899216" text:style-name="L6">
        <text:list-item>
          <text:p text:style-name="P47"><text:span text:style-name="Strong_20_Emphasis">Ease of Use</text:span>: Kdenlive has a more intuitive interface compared to some of the other tools, making it a great starting point for beginners. It has a timeline-based video editor that allows you to drag and drop clips, add effects, and work with basic animations without feeling overwhelmed. </text:p>
        </text:list-item>
        <text:list-item>
          <text:p text:style-name="P47"><text:span text:style-name="Strong_20_Emphasis">Pros</text:span>: </text:p>
          <text:list>
            <text:list-item>
              <text:p text:style-name="P47">Simple, clean interface. </text:p>
            </text:list-item>
            <text:list-item>
              <text:p text:style-name="P47">Easy keyframing for animations. </text:p>
            </text:list-item>
            <text:list-item>
              <text:p text:style-name="P47">Great for basic video effects and editing. </text:p>
            </text:list-item>
            <text:list-item>
              <text:p text:style-name="P47">Cross-platform (Windows, Linux, macOS). </text:p>
            </text:list-item>
          </text:list>
        </text:list-item>
        <text:list-item>
          <text:p text:style-name="P47"><text:span text:style-name="Strong_20_Emphasis">Cons</text:span>: </text:p>
          <text:list>
            <text:list-item>
              <text:p text:style-name="P47">Limited advanced compositing features compared to After Effects or Natron. </text:p>
            </text:list-item>
          </text:list>
        </text:list-item>
        <text:list-item>
          <text:p text:style-name="P10"><text:span text:style-name="Strong_20_Emphasis">Ideal for</text:span>: Beginners who want to do basic motion graphics, video editing, and effects without a steep learning curve. </text:p>
        </text:list-item>
      </text:list>
      <text:h text:style-name="Heading_20_3" text:outline-level="3">2. <text:span text:style-name="Strong_20_Emphasis">Shotcut</text:span></text:h>
      <text:list xml:id="list2650876845916334113" text:style-name="L7">
        <text:list-item>
          <text:p text:style-name="P48"><text:span text:style-name="Strong_20_Emphasis">Ease of Use</text:span>: Shotcut also offers a straightforward interface, especially if you're familiar with basic video editing. It provides drag-and-drop functionality and an easy timeline editor for basic compositing, keyframing, and video effects. </text:p>
        </text:list-item>
        <text:list-item>
          <text:p text:style-name="P48"><text:span text:style-name="Strong_20_Emphasis">Pros</text:span>: </text:p>
          <text:list>
            <text:list-item>
              <text:p text:style-name="P48">Simple interface, suitable for beginners. </text:p>
            </text:list-item>
            <text:list-item>
              <text:p text:style-name="P48">Supports a wide range of video formats. </text:p>
            </text:list-item>
            <text:list-item>
              <text:p text:style-name="P48">Basic but effective video effects and filters. </text:p>
            </text:list-item>
          </text:list>
        </text:list-item>
        <text:list-item>
          <text:p text:style-name="P48"><text:span text:style-name="Strong_20_Emphasis">Cons</text:span>: </text:p>
          <text:list>
            <text:list-item>
              <text:p text:style-name="P48">Limited for more complex motion graphics and compositing. </text:p>
            </text:list-item>
          </text:list>
        </text:list-item>
        <text:list-item>
          <text:p text:style-name="P11"><text:span text:style-name="Strong_20_Emphasis">Ideal for</text:span>: Beginners who need a basic video editor with simple motion graphics and effects. </text:p>
        </text:list-item>
      </text:list>
      <text:h text:style-name="Heading_20_3" text:outline-level="3"><text:soft-page-break/>Why Kdenlive or Shotcut:</text:h>
      <text:list xml:id="list1308879019786820675" text:style-name="L8">
        <text:list-item>
          <text:p text:style-name="P49"><text:span text:style-name="Strong_20_Emphasis">User Interface</text:span>: Both have timeline-based editors that resemble traditional video editing software, making it easy for those new to video editing to get started. </text:p>
        </text:list-item>
        <text:list-item>
          <text:p text:style-name="P49"><text:span text:style-name="Strong_20_Emphasis">Learning Curve</text:span>: They are much less complex than Blender or Natron, which have steeper learning curves due to their node-based systems or advanced features. </text:p>
        </text:list-item>
        <text:list-item>
          <text:p text:style-name="P12"><text:span text:style-name="Strong_20_Emphasis">Quick Start</text:span>: You can quickly pick up the basics and start editing without needing to learn deep compositing techniques. </text:p>
        </text:list-item>
      </text:list>
      <text:p text:style-name="Text_20_body">If you're just starting out with motion graphics and want something simple, <text:span text:style-name="Strong_20_Emphasis">Kdenlive</text:span> would be my recommendation for its ease of use and versatility. <text:span text:style-name="Strong_20_Emphasis">Shotcut</text:span> is also a great option, especially if you prefer something super straightforward and lightweight.</text:p>
      <text:p text:style-name="P1"/>
      <text:p text:style-name="P1">who is more advanced </text:p>
      <text:p text:style-name="P1"/>
      <text:p text:style-name="P4">If you're looking for a more <text:span text:style-name="Strong_20_Emphasis">advanced</text:span> open-source option for motion graphics and video compositing, <text:span text:style-name="Strong_20_Emphasis">Natron</text:span> and <text:span text:style-name="Strong_20_Emphasis">Blender</text:span> are the top contenders. Here’s a comparison of their advanced features:</text:p>
      <text:h text:style-name="Heading_20_3" text:outline-level="3">1. <text:span text:style-name="Strong_20_Emphasis">Natron</text:span></text:h>
      <text:list xml:id="list3488238476454337413" text:style-name="L9">
        <text:list-item>
          <text:p text:style-name="P50"><text:span text:style-name="Strong_20_Emphasis">Advantage</text:span>: Natron is the most <text:span text:style-name="Strong_20_Emphasis">advanced</text:span> open-source option for <text:span text:style-name="Strong_20_Emphasis">compositing</text:span> and <text:span text:style-name="Strong_20_Emphasis">motion graphics</text:span>, and it has a node-based interface similar to professional tools like Nuke (used in Hollywood studios). It’s specifically built for high-level compositing tasks, making it ideal for complex visual effects work. </text:p>
        </text:list-item>
        <text:list-item>
          <text:p text:style-name="P50"><text:span text:style-name="Strong_20_Emphasis">Key Features</text:span>: </text:p>
          <text:list>
            <text:list-item>
              <text:p text:style-name="P50"><text:span text:style-name="Strong_20_Emphasis">Node-based compositing</text:span>: Allows for complex workflows with greater control over individual elements. </text:p>
            </text:list-item>
            <text:list-item>
              <text:p text:style-name="P50"><text:span text:style-name="Strong_20_Emphasis">Powerful keyframe animation</text:span>: Can handle detailed motion graphics with precise control. </text:p>
            </text:list-item>
            <text:list-item>
              <text:p text:style-name="P50"><text:span text:style-name="Strong_20_Emphasis">Color grading and effects</text:span>: Includes advanced tools for color correction, rotoscoping, and applying various visual effects. </text:p>
            </text:list-item>
            <text:list-item>
              <text:p text:style-name="P50"><text:span text:style-name="Strong_20_Emphasis">Third-party plugins</text:span>: Supports open effects (OFX) plugins, allowing for extended functionality. </text:p>
            </text:list-item>
            <text:list-item>
              <text:p text:style-name="P50"><text:span text:style-name="Strong_20_Emphasis">Multi-layer and multi-channel support</text:span>: Works with advanced image formats and deep compositing. </text:p>
            </text:list-item>
          </text:list>
        </text:list-item>
        <text:list-item>
          <text:p text:style-name="P13"><text:span text:style-name="Strong_20_Emphasis">Ideal for</text:span>: Those with previous experience in compositing software or motion graphics artists looking for a free alternative to high-end tools like Nuke. </text:p>
        </text:list-item>
      </text:list>
      <text:h text:style-name="Heading_20_3" text:outline-level="3">2. <text:span text:style-name="Strong_20_Emphasis">Blender</text:span></text:h>
      <text:list xml:id="list4158715992408589714" text:style-name="L10">
        <text:list-item>
          <text:p text:style-name="P51"><text:span text:style-name="Strong_20_Emphasis">Advantage</text:span>: Blender is incredibly <text:span text:style-name="Strong_20_Emphasis">advanced</text:span> for <text:span text:style-name="Strong_20_Emphasis">3D animation</text:span>, but it also has powerful 2D compositing and video editing features. It's capable of full 3D motion graphics, simulations, and complex visual effects, making it a <text:span text:style-name="Strong_20_Emphasis">multifunctional</text:span> tool. </text:p>
        </text:list-item>
        <text:list-item>
          <text:p text:style-name="P51"><text:span text:style-name="Strong_20_Emphasis">Key Features</text:span>: </text:p>
          <text:list>
            <text:list-item>
              <text:p text:style-name="P51"><text:span text:style-name="Strong_20_Emphasis">3D and 2D integration</text:span>: Create 3D motion graphics, animations, and integrate them seamlessly with 2D video sequences. </text:p>
            </text:list-item>
            <text:list-item>
              <text:p text:style-name="P51"><text:span text:style-name="Strong_20_Emphasis">Node-based compositor</text:span>: Similar to Natron’s node system, Blender’s compositor allows for detailed and flexible compositing and motion graphics creation. </text:p>
            </text:list-item>
            <text:list-item>
              <text:p text:style-name="P51"><text:span text:style-name="Strong_20_Emphasis">Grease Pencil</text:span>: A unique 2D animation tool within Blender, useful for creating animations directly in a 3D environment. </text:p>
            </text:list-item>
            <text:list-item>
              <text:p text:style-name="P51"><text:span text:style-name="Strong_20_Emphasis">Extensive animation tools</text:span>: Including rigging, particle systems, and simulations for <text:soft-page-break/>advanced visual effects. </text:p>
            </text:list-item>
            <text:list-item>
              <text:p text:style-name="P51"><text:span text:style-name="Strong_20_Emphasis">Highly customizable</text:span>: Blender has a wide range of add-ons, and the community continuously develops new tools. </text:p>
            </text:list-item>
          </text:list>
        </text:list-item>
        <text:list-item>
          <text:p text:style-name="P14"><text:span text:style-name="Strong_20_Emphasis">Ideal for</text:span>: 3D artists or motion graphics creators who need both 3D and 2D animation and compositing in one tool. </text:p>
        </text:list-item>
      </text:list>
      <text:h text:style-name="Heading_20_3" text:outline-level="3">Conclusion:</text:h>
      <text:list xml:id="list2180579864387684243" text:style-name="L11">
        <text:list-item>
          <text:p text:style-name="P52"><text:span text:style-name="Strong_20_Emphasis">For 2D motion graphics and compositing</text:span>: <text:span text:style-name="Strong_20_Emphasis">Natron</text:span> is the more <text:span text:style-name="Strong_20_Emphasis">advanced</text:span> option due to its dedicated focus on compositing and node-based workflows. </text:p>
        </text:list-item>
        <text:list-item>
          <text:p text:style-name="P15"><text:span text:style-name="Strong_20_Emphasis">For 3D and integrated 2D/3D graphics</text:span>: <text:span text:style-name="Strong_20_Emphasis">Blender</text:span> is the most powerful, as it offers a full suite of 3D tools alongside its 2D compositing capabilities, making it perfect for complex animation and visual effects projects. </text:p>
        </text:list-item>
      </text:list>
      <text:p text:style-name="Text_20_body">If your focus is strictly <text:span text:style-name="Strong_20_Emphasis">advanced compositing</text:span>, <text:span text:style-name="Strong_20_Emphasis">Natron</text:span> would be your best bet. But if you're aiming for both <text:span text:style-name="Strong_20_Emphasis">3D and 2D</text:span> motion graphics, <text:span text:style-name="Strong_20_Emphasis">Blender</text:span> offers the most advanced toolset.</text:p>
      <text:p text:style-name="P1"/>
      <text:p text:style-name="P1">How to import video in Natron </text:p>
      <text:p text:style-name="P2"/>
      <text:p text:style-name="P3">Importing a video into <text:span text:style-name="Strong_20_Emphasis">Natron</text:span> is straightforward. Here’s how to do it:</text:p>
      <text:h text:style-name="Heading_20_3" text:outline-level="3">Steps to Import Video in Natron:</text:h>
      <text:list xml:id="list6936383931085169143" text:style-name="L12">
        <text:list-item>
          <text:p text:style-name="P16"><text:span text:style-name="Strong_20_Emphasis">Open Natron</text:span>: Launch the application on your computer.</text:p>
        </text:list-item>
        <text:list-item>
          <text:p text:style-name="P16"><text:span text:style-name="Strong_20_Emphasis">Create a New Project</text:span>:</text:p>
          <text:list>
            <text:list-item>
              <text:p text:style-name="P53">When you open Natron, create a new project by selecting <text:span text:style-name="Strong_20_Emphasis">File &gt; New Project</text:span> and choosing the project settings (resolution, frame rate, etc.) that match your video. </text:p>
            </text:list-item>
          </text:list>
        </text:list-item>
        <text:list-item>
          <text:p text:style-name="P16"><text:span text:style-name="Strong_20_Emphasis">Add a Read Node</text:span>:</text:p>
          <text:list>
            <text:list-item>
              <text:p text:style-name="P53">In Natron, everything is based around nodes. To import a video, you need to add a <text:span text:style-name="Strong_20_Emphasis">Read node</text:span> to the node graph. </text:p>
            </text:list-item>
            <text:list-item>
              <text:p text:style-name="P53">Go to the <text:span text:style-name="Strong_20_Emphasis">Node</text:span> menu or click the <text:span text:style-name="Strong_20_Emphasis">'Tab' key</text:span> to bring up the node search menu. </text:p>
            </text:list-item>
            <text:list-item>
              <text:p text:style-name="P53">Type <text:span text:style-name="Strong_20_Emphasis">"Read"</text:span> in the search bar and select the <text:span text:style-name="Strong_20_Emphasis">Read node</text:span>. Alternatively, you can go to <text:span text:style-name="Strong_20_Emphasis">Nodes &gt; Input &gt; Read</text:span> from the top menu. </text:p>
            </text:list-item>
          </text:list>
        </text:list-item>
        <text:list-item>
          <text:p text:style-name="P16"><text:span text:style-name="Strong_20_Emphasis">Load Your Video</text:span>:</text:p>
          <text:list>
            <text:list-item>
              <text:p text:style-name="P53">After creating the <text:span text:style-name="Strong_20_Emphasis">Read node</text:span>, a properties panel will appear. </text:p>
            </text:list-item>
            <text:list-item>
              <text:p text:style-name="P53">In the <text:span text:style-name="Strong_20_Emphasis">properties panel</text:span>, click on the <text:span text:style-name="Strong_20_Emphasis">file path</text:span> field (under the <text:span text:style-name="Strong_20_Emphasis">File</text:span> option). </text:p>
            </text:list-item>
            <text:list-item>
              <text:p text:style-name="P53">Browse your file system and select the video you want to import (it can be MP4, MOV, AVI, or other supported formats). </text:p>
            </text:list-item>
            <text:list-item>
              <text:p text:style-name="P53">Once you select the video file, it will appear in the node graph. </text:p>
            </text:list-item>
          </text:list>
        </text:list-item>
        <text:list-item>
          <text:p text:style-name="P16"><text:span text:style-name="Strong_20_Emphasis">Check Your Timeline</text:span>:</text:p>
          <text:list>
            <text:list-item>
              <text:p text:style-name="P53">After loading the video, Natron will automatically create a timeline for you. If the video file has a specific frame rate or duration, Natron will match the project settings accordingly. </text:p>
            </text:list-item>
            <text:list-item>
              <text:p text:style-name="P53">You should now see the video in the timeline and can start working with it. </text:p>
            </text:list-item>
          </text:list>
        </text:list-item>
        <text:list-item>
          <text:p text:style-name="P16"><text:span text:style-name="Strong_20_Emphasis">Play Back and Preview</text:span>:</text:p>
          <text:list>
            <text:list-item>
              <text:p text:style-name="P53">To preview your video, you can click the <text:span text:style-name="Strong_20_Emphasis">play</text:span> button in the <text:span text:style-name="Strong_20_Emphasis">Timeline</text:span> or use the <text:span text:style-name="Strong_20_Emphasis">spacebar</text:span> to start playback. </text:p>
            </text:list-item>
            <text:list-item>
              <text:p text:style-name="P16">You can adjust the playback range in the timeline if you want to focus on specific parts of the video. </text:p>
            </text:list-item>
          </text:list>
        </text:list-item>
      </text:list>
      <text:p text:style-name="Horizontal_20_Line"><text:soft-page-break/></text:p>
      <text:p text:style-name="Text_20_body">Once the video is loaded, you can start applying effects, keyframing, and compositing with various nodes.</text:p>
      <text:p text:style-name="Text_20_body">Let me know if you need help with further steps!</text:p>
      <text:p text:style-name="P1">whaat is this node based </text:p>
      <text:p text:style-name="P1"/>
      <text:p text:style-name="P4">A <text:span text:style-name="Strong_20_Emphasis">node-based</text:span> workflow is a visual method for creating and manipulating effects in software like <text:span text:style-name="Strong_20_Emphasis">Natron</text:span>, <text:span text:style-name="Strong_20_Emphasis">Nuke</text:span>, and even <text:span text:style-name="Strong_20_Emphasis">Blender</text:span>. Instead of using a traditional timeline with layers (like in Adobe Premiere or After Effects), you work with nodes—essentially individual building blocks that represent specific tasks or effects.</text:p>
      <text:h text:style-name="Heading_20_3" text:outline-level="3">What Are Nodes?</text:h>
      <text:p text:style-name="Text_20_body">In a node-based system, each <text:span text:style-name="Strong_20_Emphasis">node</text:span> represents a specific operation, such as:</text:p>
      <text:list xml:id="list8944121718669311154" text:style-name="L13">
        <text:list-item>
          <text:p text:style-name="P54">Importing footage (a <text:span text:style-name="Strong_20_Emphasis">Read node</text:span>). </text:p>
        </text:list-item>
        <text:list-item>
          <text:p text:style-name="P54">Applying an effect or filter (like color correction, blur, or compositing). </text:p>
        </text:list-item>
        <text:list-item>
          <text:p text:style-name="P54">Manipulating masks, tracking, or keyframes. </text:p>
        </text:list-item>
        <text:list-item>
          <text:p text:style-name="P17">Exporting or rendering the final output (a <text:span text:style-name="Strong_20_Emphasis">Write node</text:span>). </text:p>
        </text:list-item>
      </text:list>
      <text:p text:style-name="Text_20_body">Nodes are connected in a flow, with the output of one node feeding into the next. This gives you <text:span text:style-name="Strong_20_Emphasis">more flexibility</text:span> and <text:span text:style-name="Strong_20_Emphasis">control</text:span> over the entire process since you can adjust each operation independently.</text:p>
      <text:h text:style-name="Heading_20_3" text:outline-level="3">Basic Structure of a Node Graph:</text:h>
      <text:list xml:id="list5441659172321003757" text:style-name="L14">
        <text:list-item>
          <text:p text:style-name="P55"><text:span text:style-name="Strong_20_Emphasis">Input Node (Read)</text:span>: This is where you load your video or image sequence. </text:p>
        </text:list-item>
        <text:list-item>
          <text:p text:style-name="P55"><text:span text:style-name="Strong_20_Emphasis">Effect Nodes</text:span>: After you load your footage, you can apply various effects (e.g., color grading, keying, blurring) using different nodes. </text:p>
        </text:list-item>
        <text:list-item>
          <text:p text:style-name="P55"><text:span text:style-name="Strong_20_Emphasis">Compositing Nodes</text:span>: These combine different layers or effects together. For example, a <text:span text:style-name="Strong_20_Emphasis">Merge node</text:span> could combine two videos, with one acting as the background and the other as the foreground. </text:p>
        </text:list-item>
        <text:list-item>
          <text:p text:style-name="P18"><text:span text:style-name="Strong_20_Emphasis">Output Node (Write)</text:span>: This is where you export the final result to a video file or sequence. </text:p>
        </text:list-item>
      </text:list>
      <text:h text:style-name="Heading_20_3" text:outline-level="3">Why Use Node-Based Systems?</text:h>
      <text:list xml:id="list3482928422786652606" text:style-name="L15">
        <text:list-item>
          <text:p text:style-name="P56"><text:span text:style-name="Strong_20_Emphasis">Non-Linear Workflow</text:span>: You don’t have to follow a specific sequence; you can adjust and rearrange operations at any point. </text:p>
        </text:list-item>
        <text:list-item>
          <text:p text:style-name="P56"><text:span text:style-name="Strong_20_Emphasis">Flexibility</text:span>: You can mix multiple effects, filters, and layers in creative ways without worrying about “stacking” them in a timeline. </text:p>
        </text:list-item>
        <text:list-item>
          <text:p text:style-name="P56"><text:span text:style-name="Strong_20_Emphasis">Clarity</text:span>: Complex tasks or visual effects are broken down into discrete operations, which makes it easier to track what’s happening at each step. </text:p>
        </text:list-item>
        <text:list-item>
          <text:p text:style-name="P19"><text:span text:style-name="Strong_20_Emphasis">Advanced Control</text:span>: Node-based systems allow for very detailed control over individual elements. You can adjust the parameters of each node independently, which can give you more precise results. </text:p>
        </text:list-item>
      </text:list>
      <text:h text:style-name="Heading_20_3" text:outline-level="3">Example:</text:h>
      <text:p text:style-name="Text_20_body">Imagine you have a video you want to edit:</text:p>
      <text:list xml:id="list4617712362256671130" text:style-name="L16">
        <text:list-item>
          <text:p text:style-name="P57"><text:span text:style-name="Strong_20_Emphasis">Read Node</text:span>: Import your video. </text:p>
        </text:list-item>
        <text:list-item>
          <text:p text:style-name="P57"><text:span text:style-name="Strong_20_Emphasis">Transform Node</text:span>: Resize or rotate the video. </text:p>
        </text:list-item>
        <text:list-item>
          <text:p text:style-name="P57"><text:soft-page-break/><text:span text:style-name="Strong_20_Emphasis">ColorCorrect Node</text:span>: Apply color grading. </text:p>
        </text:list-item>
        <text:list-item>
          <text:p text:style-name="P57"><text:span text:style-name="Strong_20_Emphasis">Blur Node</text:span>: Add a blur effect to a part of the video. </text:p>
        </text:list-item>
        <text:list-item>
          <text:p text:style-name="P57"><text:span text:style-name="Strong_20_Emphasis">Merge Node</text:span>: Combine the original video with a new graphic or text overlay. </text:p>
        </text:list-item>
        <text:list-item>
          <text:p text:style-name="P20"><text:span text:style-name="Strong_20_Emphasis">Write Node</text:span>: Export the result as a new video. </text:p>
        </text:list-item>
      </text:list>
      <text:h text:style-name="Heading_20_3" text:outline-level="3">How It Looks in Natron:</text:h>
      <text:list xml:id="list7648294095814381563" text:style-name="L17">
        <text:list-item>
          <text:p text:style-name="P58">When you open Natron, you’ll see a <text:span text:style-name="Strong_20_Emphasis">node graph</text:span> (a blank canvas) where nodes are represented as boxes. </text:p>
        </text:list-item>
        <text:list-item>
          <text:p text:style-name="P58">Each node has a set of parameters (like sliders for controlling the amount of an effect, or buttons to load files). </text:p>
        </text:list-item>
        <text:list-item>
          <text:p text:style-name="P58">You connect the nodes by <text:span text:style-name="Strong_20_Emphasis">drawing lines</text:span> between them to create a flow of operations. </text:p>
        </text:list-item>
        <text:list-item>
          <text:p text:style-name="P21">The result is rendered from top to bottom, as nodes are executed in order. </text:p>
        </text:list-item>
      </text:list>
      <text:p text:style-name="Horizontal_20_Line"/>
      <text:p text:style-name="Text_20_body"><text:span text:style-name="Strong_20_Emphasis">Benefits of Node-Based Systems</text:span>:</text:p>
      <text:list xml:id="list5563382094281424238" text:style-name="L18">
        <text:list-item>
          <text:p text:style-name="P59"><text:span text:style-name="Strong_20_Emphasis">Modular workflow</text:span>: You can tweak specific parts without affecting others. </text:p>
        </text:list-item>
        <text:list-item>
          <text:p text:style-name="P59"><text:span text:style-name="Strong_20_Emphasis">Precision</text:span>: You have greater control over every step of the process. </text:p>
        </text:list-item>
        <text:list-item>
          <text:p text:style-name="P22"><text:span text:style-name="Strong_20_Emphasis">Complexity</text:span>: You can build more complex effects and compositions that would be harder to achieve in a layer-based system. </text:p>
        </text:list-item>
      </text:list>
      <text:p text:style-name="Text_20_body">If you’re used to layer-based systems like After Effects, the transition to nodes may seem confusing at first, but once you get the hang of it, it becomes a very powerful and flexible way to work. If you want, I can guide you through a simple example of working with nodes in Natron!</text:p>
      <text:p text:style-name="P1">whaat type of effect after effect can create but natron cannot </text:p>
      <text:p text:style-name="P1"/>
      <text:p text:style-name="P4">While <text:span text:style-name="Strong_20_Emphasis">Natron</text:span> is a powerful compositing software with many features, it doesn't have <text:span text:style-name="Strong_20_Emphasis">all the same tools and capabilities</text:span> as <text:span text:style-name="Strong_20_Emphasis">Adobe After Effects</text:span>. There are certain effects, features, and workflows in After Effects that Natron either lacks or doesn't handle in the same way. Here's a comparison of the types of effects After Effects can create that Natron cannot—or at least doesn't do as seamlessly:</text:p>
      <text:h text:style-name="Heading_20_3" text:outline-level="3">1. <text:span text:style-name="Strong_20_Emphasis">3D Layer Integration and 3D Camera Tracking</text:span></text:h>
      <text:list xml:id="list8150562141242359179" text:style-name="L19">
        <text:list-item>
          <text:p text:style-name="P23"><text:span text:style-name="Strong_20_Emphasis">After Effects</text:span> has full <text:span text:style-name="Strong_20_Emphasis">3D layer support</text:span>, where you can work in a 3D environment, animate 3D layers, apply camera movements, lights, and shadows, and use <text:span text:style-name="Strong_20_Emphasis">3D camera tracking</text:span>. After Effects allows you to bring 3D objects into a 2D compositing environment, manipulate them, and even integrate them with 3D models.</text:p>
        </text:list-item>
        <text:list-item>
          <text:p text:style-name="P23"><text:span text:style-name="Strong_20_Emphasis">Natron</text:span>:</text:p>
          <text:list>
            <text:list-item>
              <text:p text:style-name="P60">Natron does support <text:span text:style-name="Strong_20_Emphasis">3D compositing</text:span>, but it is more limited in terms of handling <text:span text:style-name="Strong_20_Emphasis">3D layers and cameras</text:span>. While you can import 3D models or use basic 3D nodes, <text:span text:style-name="Strong_20_Emphasis">Natron</text:span> does not have the same level of <text:span text:style-name="Strong_20_Emphasis">3D integration</text:span> or <text:span text:style-name="Strong_20_Emphasis">camera tracking</text:span> as After Effects. </text:p>
            </text:list-item>
            <text:list-item>
              <text:p text:style-name="P23">You can use <text:span text:style-name="Strong_20_Emphasis">3D models</text:span> in Natron, but the workflow is less intuitive compared to After Effects, especially for compositing 3D objects in a 3D space alongside your footage. </text:p>
            </text:list-item>
          </text:list>
        </text:list-item>
      </text:list>
      <text:h text:style-name="Heading_20_3" text:outline-level="3">2. <text:span text:style-name="Strong_20_Emphasis">RotoBrush Tool</text:span></text:h>
      <text:list xml:id="list5329462880488433123" text:style-name="L20">
        <text:list-item>
          <text:p text:style-name="P24"><text:span text:style-name="Strong_20_Emphasis">After Effects' RotoBrush</text:span> is an <text:span text:style-name="Strong_20_Emphasis">AI-powered tool</text:span> that automatically isolates moving <text:soft-page-break/>subjects from the background. It uses intelligent algorithms to refine and track the mask over time, making it easier and faster to rotoscope difficult shots, like hair or complex motion.</text:p>
        </text:list-item>
        <text:list-item>
          <text:p text:style-name="P24"><text:span text:style-name="Strong_20_Emphasis">Natron</text:span>:</text:p>
          <text:list>
            <text:list-item>
              <text:p text:style-name="P24">Natron lacks an <text:span text:style-name="Strong_20_Emphasis">automatic rotoscoping tool</text:span> like <text:span text:style-name="Strong_20_Emphasis">RotoBrush</text:span>. Instead, you need to manually use the <text:span text:style-name="Strong_20_Emphasis">Roto node</text:span> or <text:span text:style-name="Strong_20_Emphasis">RotoPaint</text:span> for creating masks, which can be very precise but requires significant effort and time to track, animate, and refine. </text:p>
            </text:list-item>
          </text:list>
        </text:list-item>
      </text:list>
      <text:h text:style-name="Heading_20_3" text:outline-level="3">3. <text:span text:style-name="Strong_20_Emphasis">Motion Graphics Templates and Animation Presets</text:span></text:h>
      <text:list xml:id="list853002257776557462" text:style-name="L21">
        <text:list-item>
          <text:p text:style-name="P25"><text:span text:style-name="Strong_20_Emphasis">After Effects</text:span> comes with an extensive collection of <text:span text:style-name="Strong_20_Emphasis">pre-built animation presets</text:span> and <text:span text:style-name="Strong_20_Emphasis">motion graphics templates</text:span>. You can easily apply these templates to your projects to create complex animations, titles, and other graphic elements.</text:p>
        </text:list-item>
        <text:list-item>
          <text:p text:style-name="P25"><text:span text:style-name="Strong_20_Emphasis">Natron</text:span>:</text:p>
          <text:list>
            <text:list-item>
              <text:p text:style-name="P25">Natron doesn’t have a similar library of <text:span text:style-name="Strong_20_Emphasis">motion graphics templates</text:span> or <text:span text:style-name="Strong_20_Emphasis">animation presets</text:span>. While you can create animations from scratch using its nodes, the process is more manual, and there’s no dedicated template marketplace like After Effects has. </text:p>
            </text:list-item>
          </text:list>
        </text:list-item>
      </text:list>
      <text:h text:style-name="Heading_20_3" text:outline-level="3">4. <text:span text:style-name="Strong_20_Emphasis">Content-Aware Fill (Auto Object Removal)</text:span></text:h>
      <text:list xml:id="list1056541290187566903" text:style-name="L22">
        <text:list-item>
          <text:p text:style-name="P26"><text:span text:style-name="Strong_20_Emphasis">After Effects</text:span> offers a <text:span text:style-name="Strong_20_Emphasis">Content-Aware Fill</text:span> tool that uses <text:span text:style-name="Strong_20_Emphasis">AI</text:span> to automatically remove unwanted objects or fill in areas of your footage with surrounding pixels. This tool works similarly to Photoshop’s <text:span text:style-name="Strong_20_Emphasis">Content-Aware Fill</text:span>, making it incredibly fast and efficient for object removal tasks.</text:p>
        </text:list-item>
        <text:list-item>
          <text:p text:style-name="P26"><text:span text:style-name="Strong_20_Emphasis">Natron</text:span>:</text:p>
          <text:list>
            <text:list-item>
              <text:p text:style-name="P26">Natron does not have an <text:span text:style-name="Strong_20_Emphasis">AI-powered Content-Aware Fill</text:span> tool. While you can use <text:span text:style-name="Strong_20_Emphasis">RotoPaint</text:span> or <text:span text:style-name="Strong_20_Emphasis">cloning techniques</text:span> to manually remove objects, these processes are more time-consuming and lack the automatic, intelligent filling that After Effects offers. </text:p>
            </text:list-item>
          </text:list>
        </text:list-item>
      </text:list>
      <text:h text:style-name="Heading_20_3" text:outline-level="3">5. <text:span text:style-name="Strong_20_Emphasis">Advanced 3D Model Import/Rendering</text:span></text:h>
      <text:list xml:id="list8042492321364685220" text:style-name="L23">
        <text:list-item>
          <text:p text:style-name="P27"><text:span text:style-name="Strong_20_Emphasis">After Effects</text:span> has deeper integration with <text:span text:style-name="Strong_20_Emphasis">Cinema 4D</text:span> (via the <text:span text:style-name="Strong_20_Emphasis">Cineware plugin</text:span>), allowing you to create, manipulate, and render 3D models directly within After Effects without leaving the software. You can easily incorporate 3D objects and camera data into your compositions.</text:p>
        </text:list-item>
        <text:list-item>
          <text:p text:style-name="P27"><text:span text:style-name="Strong_20_Emphasis">Natron</text:span>:</text:p>
          <text:list>
            <text:list-item>
              <text:p text:style-name="P27">Natron has basic <text:span text:style-name="Strong_20_Emphasis">3D compositing capabilities</text:span>, but it does not have the same level of deep integration with <text:span text:style-name="Strong_20_Emphasis">3D modeling software</text:span> (like Cinema 4D). You can import 3D models into Natron, but the process isn’t as smooth or as feature-rich as it is in After Effects with Cinema 4D. </text:p>
            </text:list-item>
          </text:list>
        </text:list-item>
      </text:list>
      <text:h text:style-name="Heading_20_3" text:outline-level="3">6. <text:span text:style-name="Strong_20_Emphasis">Expression-Based Animation</text:span></text:h>
      <text:list xml:id="list6051488121892428593" text:style-name="L24">
        <text:list-item>
          <text:p text:style-name="P28"><text:span text:style-name="Strong_20_Emphasis">After Effects</text:span> excels in <text:span text:style-name="Strong_20_Emphasis">expression-based animation</text:span>, where you can write small snippets of code to create dynamic animations based on specific parameters or inputs (such as linking the movement of multiple layers, creating random motions, or using mathematical formulas to animate properties).</text:p>
        </text:list-item>
        <text:list-item>
          <text:p text:style-name="P28"><text:span text:style-name="Strong_20_Emphasis">Natron</text:span>:</text:p>
          <text:list>
            <text:list-item>
              <text:p text:style-name="P28"><text:soft-page-break/>Natron doesn’t have the same expression-based scripting capabilities. While you can animate properties using keyframes or Python scripting, After Effects’ <text:span text:style-name="Strong_20_Emphasis">Expressions</text:span> are much more versatile and integral to animation workflows. </text:p>
            </text:list-item>
          </text:list>
        </text:list-item>
      </text:list>
      <text:h text:style-name="Heading_20_3" text:outline-level="3">7. <text:span text:style-name="Strong_20_Emphasis">Advanced Text Animation and Typography</text:span></text:h>
      <text:list xml:id="list9020146949457791714" text:style-name="L25">
        <text:list-item>
          <text:p text:style-name="P29"><text:span text:style-name="Strong_20_Emphasis">After Effects</text:span> provides a highly flexible and powerful toolset for creating complex <text:span text:style-name="Strong_20_Emphasis">text animations</text:span> and <text:span text:style-name="Strong_20_Emphasis">typographic effects</text:span>. The <text:span text:style-name="Strong_20_Emphasis">Animate</text:span> menu in After Effects allows users to easily animate text in various ways (scale, position, opacity, etc.), with great control over timing and style.</text:p>
        </text:list-item>
        <text:list-item>
          <text:p text:style-name="P29"><text:span text:style-name="Strong_20_Emphasis">Natron</text:span>:</text:p>
          <text:list>
            <text:list-item>
              <text:p text:style-name="P29">Natron is primarily a <text:span text:style-name="Strong_20_Emphasis">compositing tool</text:span>, and while you can create text and basic typography using nodes like <text:span text:style-name="Strong_20_Emphasis">Text</text:span> and <text:span text:style-name="Strong_20_Emphasis">Transform</text:span>, its tools for <text:span text:style-name="Strong_20_Emphasis">advanced text animation</text:span> and <text:span text:style-name="Strong_20_Emphasis">typography</text:span> are not as robust or intuitive as those in After Effects. You may need to use additional nodes and keyframes to achieve complex text effects. </text:p>
            </text:list-item>
          </text:list>
        </text:list-item>
      </text:list>
      <text:h text:style-name="Heading_20_3" text:outline-level="3">8. <text:span text:style-name="Strong_20_Emphasis">Advanced Particle Systems (Particular)</text:span></text:h>
      <text:list xml:id="list3019208118059380931" text:style-name="L26">
        <text:list-item>
          <text:p text:style-name="P30"><text:span text:style-name="Strong_20_Emphasis">After Effects</text:span> has <text:span text:style-name="Strong_20_Emphasis">Particular</text:span>, a robust third-party plugin by Red Giant, for creating advanced particle simulations. This plugin allows you to create anything from simple particle effects to intricate systems like smoke, fire, and explosions with great control.</text:p>
        </text:list-item>
        <text:list-item>
          <text:p text:style-name="P30"><text:span text:style-name="Strong_20_Emphasis">Natron</text:span>:</text:p>
          <text:list>
            <text:list-item>
              <text:p text:style-name="P30">Natron has basic particle capabilities through the <text:span text:style-name="Strong_20_Emphasis">Particle</text:span> node, but it doesn’t offer the same level of control or built-in <text:span text:style-name="Strong_20_Emphasis">advanced particle systems</text:span> that After Effects (especially with <text:span text:style-name="Strong_20_Emphasis">Particular</text:span>) provides. If you want advanced particle effects in Natron, you may have to rely on third-party plugins, and even then, it may not be as feature-rich as After Effects' solution. </text:p>
            </text:list-item>
          </text:list>
        </text:list-item>
      </text:list>
      <text:h text:style-name="Heading_20_3" text:outline-level="3">9. <text:span text:style-name="Strong_20_Emphasis">Integrated Audio Editing and Sound Design</text:span></text:h>
      <text:list xml:id="list5420277655810148942" text:style-name="L27">
        <text:list-item>
          <text:p text:style-name="P31"><text:span text:style-name="Strong_20_Emphasis">After Effects</text:span> has basic <text:span text:style-name="Strong_20_Emphasis">audio editing</text:span> tools, allowing you to sync sound effects, music, and voiceovers with your visuals. While it’s not a full-fledged audio editor, it works seamlessly with visuals in the same timeline.</text:p>
        </text:list-item>
        <text:list-item>
          <text:p text:style-name="P31"><text:span text:style-name="Strong_20_Emphasis">Natron</text:span>:</text:p>
          <text:list>
            <text:list-item>
              <text:p text:style-name="P31">Natron <text:span text:style-name="Strong_20_Emphasis">lacks built-in audio editing tools</text:span>. It’s a compositing tool focused on visuals, so if you need to work with audio, you’ll have to use external software (like <text:span text:style-name="Strong_20_Emphasis">Adobe Audition</text:span>, <text:span text:style-name="Strong_20_Emphasis">Audacity</text:span>, or <text:span text:style-name="Strong_20_Emphasis">DaVinci Resolve</text:span>) for sound design and sync. </text:p>
            </text:list-item>
          </text:list>
        </text:list-item>
      </text:list>
      <text:h text:style-name="Heading_20_3" text:outline-level="3">10. <text:span text:style-name="Strong_20_Emphasis">Integrated 2D/3D Tracking with a More Powerful Workflow</text:span></text:h>
      <text:list xml:id="list8109238006459176031" text:style-name="L28">
        <text:list-item>
          <text:p text:style-name="P32"><text:span text:style-name="Strong_20_Emphasis">After Effects</text:span> has advanced <text:span text:style-name="Strong_20_Emphasis">motion tracking</text:span> and <text:span text:style-name="Strong_20_Emphasis">stabilization</text:span> tools. Its <text:span text:style-name="Strong_20_Emphasis">Planar Tracker</text:span> and <text:span text:style-name="Strong_20_Emphasis">3D Camera Tracker</text:span> are seamless and easy to use, with options for <text:span text:style-name="Strong_20_Emphasis">point tracking</text:span>, <text:span text:style-name="Strong_20_Emphasis">plane tracking</text:span>, and <text:span text:style-name="Strong_20_Emphasis">tracking 3D objects</text:span>. The <text:span text:style-name="Strong_20_Emphasis">built-in trackers</text:span> are optimized for motion graphics and 3D integration.</text:p>
        </text:list-item>
        <text:list-item>
          <text:p text:style-name="P32"><text:span text:style-name="Strong_20_Emphasis">Natron</text:span>:</text:p>
          <text:list>
            <text:list-item>
              <text:p text:style-name="P32">Natron offers <text:span text:style-name="Strong_20_Emphasis">2D tracking</text:span> with the <text:span text:style-name="Strong_20_Emphasis">Tracker</text:span> node and some limited 3D compositing capabilities, but it lacks the full-featured and integrated <text:span text:style-name="Strong_20_Emphasis">motion tracking</text:span> tools that After Effects provides. For complex 3D camera tracking, you would need to rely on <text:soft-page-break/>external tools like <text:span text:style-name="Strong_20_Emphasis">Blender</text:span> or <text:span text:style-name="Strong_20_Emphasis">SynthEyes</text:span> and then bring the data into Natron. </text:p>
            </text:list-item>
          </text:list>
        </text:list-item>
      </text:list>
      <text:p text:style-name="Horizontal_20_Line"/>
      <text:h text:style-name="Heading_20_3" text:outline-level="3"><text:span text:style-name="Strong_20_Emphasis">Conclusion:</text:span></text:h>
      <text:p text:style-name="Text_20_body">After Effects excels in areas like <text:span text:style-name="Strong_20_Emphasis">3D layer integration</text:span>, <text:span text:style-name="Strong_20_Emphasis">RotoBrush</text:span>, <text:span text:style-name="Strong_20_Emphasis">advanced motion graphics</text:span> and <text:span text:style-name="Strong_20_Emphasis">typography</text:span>, <text:span text:style-name="Strong_20_Emphasis">Content-Aware Fill</text:span>, <text:span text:style-name="Strong_20_Emphasis">3D camera tracking</text:span>, and <text:span text:style-name="Strong_20_Emphasis">integrated particle systems</text:span>. These features are optimized for fast workflows and high efficiency, especially when working with motion graphics, text animation, and complex visual effects.</text:p>
      <text:p text:style-name="Text_20_body"><text:span text:style-name="Strong_20_Emphasis">Natron</text:span> is a powerful and flexible compositing tool, but it primarily focuses on <text:span text:style-name="Strong_20_Emphasis">2D compositing</text:span>, <text:span text:style-name="Strong_20_Emphasis">manual rotoscoping</text:span>, and <text:span text:style-name="Strong_20_Emphasis">node-based workflows</text:span>. It doesn't have the same level of <text:span text:style-name="Strong_20_Emphasis">built-in automation</text:span> or <text:span text:style-name="Strong_20_Emphasis">advanced tools</text:span> for motion graphics and 3D integration that After Effects offers.</text:p>
      <text:p text:style-name="Text_20_body">If your work requires highly sophisticated text animation, 3D integration, or AI-powered object removal, <text:span text:style-name="Strong_20_Emphasis">After Effects</text:span> would likely be a better choice. However, <text:span text:style-name="Strong_20_Emphasis">Natron</text:span> is still a great option for high-quality compositing, visual effects, and rotoscoping, especially if you prefer a free, open-source, node-based tool.</text:p>
      <text:p text:style-name="P1">can i remove this limitation if i use Kdenlive and blunder woth natron </text:p>
      <text:p text:style-name="P1"/>
      <text:p text:style-name="P4">Yes, you can <text:span text:style-name="Strong_20_Emphasis">extend the capabilities of Natron</text:span> by combining it with other software like <text:span text:style-name="Strong_20_Emphasis">Kdenlive</text:span> (for video editing) and <text:span text:style-name="Strong_20_Emphasis">Blender</text:span> (for 3D modeling and animation). By using these tools together, you can overcome many of the limitations that Natron has on its own. Here's how you can integrate them and what each software can contribute to your workflow:</text:p>
      <text:h text:style-name="Heading_20_3" text:outline-level="3"><text:span text:style-name="Strong_20_Emphasis">1. Using Kdenlive (Video Editing)</text:span>:</text:h>
      <text:list xml:id="list3101788413466191669" text:style-name="L29">
        <text:list-item>
          <text:p text:style-name="P33"><text:span text:style-name="Strong_20_Emphasis">Kdenlive</text:span> is a <text:span text:style-name="Strong_20_Emphasis">free and open-source video editor</text:span>, and while it's not as feature-rich as After Effects in terms of VFX and motion graphics, it can still be used to assemble your video clips, do basic editing, and export footage that can be further enhanced in <text:span text:style-name="Strong_20_Emphasis">Natron</text:span>.</text:p>
          <text:list>
            <text:list-item>
              <text:p text:style-name="P61"><text:span text:style-name="Strong_20_Emphasis">Editing Workflow</text:span>: You can use Kdenlive to <text:span text:style-name="Strong_20_Emphasis">edit your footage</text:span> (cut, trim, adjust colors, and arrange clips), then <text:span text:style-name="Strong_20_Emphasis">export</text:span> the sequence to Natron for compositing and visual effects work. </text:p>
            </text:list-item>
            <text:list-item>
              <text:p text:style-name="P61"><text:span text:style-name="Strong_20_Emphasis">Pre-Processing in Kdenlive</text:span>: You can use Kdenlive for <text:span text:style-name="Strong_20_Emphasis">basic transitions, audio sync</text:span>, and <text:span text:style-name="Strong_20_Emphasis">color correction</text:span>. Afterward, you can export the edited video and import it into Natron for <text:span text:style-name="Strong_20_Emphasis">advanced compositing, rotoscoping, keying</text:span>, and more detailed visual effects. </text:p>
            </text:list-item>
            <text:list-item>
              <text:p text:style-name="P33"><text:span text:style-name="Strong_20_Emphasis">Time-saving</text:span>: Since Kdenlive doesn’t focus on heavy VFX, it can handle general editing and video assembly tasks, which will allow Natron to focus on compositing and effects work. </text:p>
            </text:list-item>
          </text:list>
        </text:list-item>
      </text:list>
      <text:h text:style-name="Heading_20_3" text:outline-level="3"><text:span text:style-name="Strong_20_Emphasis">2. Using Blender (3D Modeling and Animation)</text:span>:</text:h>
      <text:list xml:id="list7689385026920999250" text:style-name="L30">
        <text:list-item>
          <text:p text:style-name="P34"><text:span text:style-name="Strong_20_Emphasis">Blender</text:span> is a <text:span text:style-name="Strong_20_Emphasis">powerful 3D modeling, animation, and rendering software</text:span>, and it can be used to <text:span text:style-name="Strong_20_Emphasis">create complex 3D models</text:span> or animations that can be composited in Natron.</text:p>
          <text:list>
            <text:list-item>
              <text:p text:style-name="P62"><text:span text:style-name="Strong_20_Emphasis">3D Tracking</text:span>: You can perform <text:span text:style-name="Strong_20_Emphasis">3D camera tracking</text:span> in Blender and export the camera and object data to Natron. This way, you can integrate 3D elements into your 2D footage, bypassing Natron’s limitations in 3D tracking. </text:p>
            </text:list-item>
            <text:list-item>
              <text:p text:style-name="P62"><text:span text:style-name="Strong_20_Emphasis">3D Models and Animation</text:span>: Blender allows you to create complex <text:span text:style-name="Strong_20_Emphasis">3D scenes</text:span>, characters, and animations. Once you've created the 3D models, you can <text:span text:style-name="Strong_20_Emphasis">export them as 3D objects or rendered sequences</text:span> and import them into Natron for <text:soft-page-break/>compositing over live-action footage. This enables you to overcome Natron's limitations in terms of 3D support. </text:p>
            </text:list-item>
            <text:list-item>
              <text:p text:style-name="P62"><text:span text:style-name="Strong_20_Emphasis">Particle Systems</text:span>: While <text:span text:style-name="Strong_20_Emphasis">Natron</text:span> doesn't have the advanced particle system that After Effects offers (e.g., <text:span text:style-name="Strong_20_Emphasis">Particular</text:span>), you can create <text:span text:style-name="Strong_20_Emphasis">particle effects</text:span> like smoke, fire, or explosions in Blender using its powerful <text:span text:style-name="Strong_20_Emphasis">particle simulation</text:span> tools. Once rendered, you can composite the output in Natron. </text:p>
            </text:list-item>
            <text:list-item>
              <text:p text:style-name="P34"><text:span text:style-name="Strong_20_Emphasis">Lighting and Shading</text:span>: Blender can handle advanced <text:span text:style-name="Strong_20_Emphasis">lighting, shaders</text:span>, and <text:span text:style-name="Strong_20_Emphasis">material systems</text:span>, which you can render out and then import into Natron to mix with your 2D elements. </text:p>
            </text:list-item>
          </text:list>
        </text:list-item>
      </text:list>
      <text:h text:style-name="Heading_20_3" text:outline-level="3"><text:span text:style-name="Strong_20_Emphasis">3. Workflow Overview:</text:span></text:h>
      <text:p text:style-name="Text_20_body">Combining <text:span text:style-name="Strong_20_Emphasis">Kdenlive</text:span>, <text:span text:style-name="Strong_20_Emphasis">Blender</text:span>, and <text:span text:style-name="Strong_20_Emphasis">Natron</text:span> in your workflow could give you the following advantages:</text:p>
      <text:list xml:id="list3321415179900800669" text:style-name="L31">
        <text:list-item>
          <text:p text:style-name="P35"><text:span text:style-name="Strong_20_Emphasis">Video Editing (Kdenlive)</text:span>:</text:p>
          <text:list>
            <text:list-item>
              <text:p text:style-name="P63">Use Kdenlive to edit your footage. Perform basic cuts, audio sync, and color correction. </text:p>
            </text:list-item>
            <text:list-item>
              <text:p text:style-name="P63">Export the edited video sequence to <text:span text:style-name="Strong_20_Emphasis">Natron</text:span> for compositing. </text:p>
            </text:list-item>
          </text:list>
        </text:list-item>
        <text:list-item>
          <text:p text:style-name="P35"><text:span text:style-name="Strong_20_Emphasis">Compositing (Natron)</text:span>:</text:p>
          <text:list>
            <text:list-item>
              <text:p text:style-name="P63">Perform <text:span text:style-name="Strong_20_Emphasis">rotoscoping</text:span>, <text:span text:style-name="Strong_20_Emphasis">keying</text:span>, <text:span text:style-name="Strong_20_Emphasis">color grading</text:span>, and <text:span text:style-name="Strong_20_Emphasis">visual effects</text:span> (VFX) on the footage. Natron is perfect for high-quality compositing, motion tracking, and integrating 2D elements. </text:p>
            </text:list-item>
            <text:list-item>
              <text:p text:style-name="P63">Use <text:span text:style-name="Strong_20_Emphasis">RotoPaint</text:span> for painting effects, object removal, or cleanup. </text:p>
            </text:list-item>
          </text:list>
        </text:list-item>
        <text:list-item>
          <text:p text:style-name="P35"><text:span text:style-name="Strong_20_Emphasis">3D Elements (Blender)</text:span>:</text:p>
          <text:list>
            <text:list-item>
              <text:p text:style-name="P63">If you need 3D objects, camera tracking, or particle simulations, create these in <text:span text:style-name="Strong_20_Emphasis">Blender</text:span>. </text:p>
            </text:list-item>
            <text:list-item>
              <text:p text:style-name="P63">Export 3D camera data, objects, or rendered 3D sequences to Natron for seamless integration with your 2D footage. </text:p>
            </text:list-item>
            <text:list-item>
              <text:p text:style-name="P63">Blender's <text:span text:style-name="Strong_20_Emphasis">advanced particle systems</text:span> and <text:span text:style-name="Strong_20_Emphasis">3D models</text:span> can significantly enhance your VFX work in Natron. </text:p>
            </text:list-item>
          </text:list>
        </text:list-item>
        <text:list-item>
          <text:p text:style-name="P35"><text:span text:style-name="Strong_20_Emphasis">Final Assembly</text:span>:</text:p>
          <text:list>
            <text:list-item>
              <text:p text:style-name="P35">Once everything is composited and tracked in <text:span text:style-name="Strong_20_Emphasis">Natron</text:span>, you can render out the final sequence and bring it back into <text:span text:style-name="Strong_20_Emphasis">Kdenlive</text:span> for final adjustments like exporting and adding any last touches. </text:p>
            </text:list-item>
          </text:list>
        </text:list-item>
      </text:list>
      <text:h text:style-name="Heading_20_3" text:outline-level="3"><text:span text:style-name="Strong_20_Emphasis">Advantages of Using This Setup</text:span>:</text:h>
      <text:list xml:id="list1760691246803678864" text:style-name="L32">
        <text:list-item>
          <text:p text:style-name="P64"><text:span text:style-name="Strong_20_Emphasis">Enhanced 3D Capabilities</text:span>: By using <text:span text:style-name="Strong_20_Emphasis">Blender</text:span>, you can easily overcome the limitations of Natron's 3D support. Blender handles <text:span text:style-name="Strong_20_Emphasis">complex 3D modeling</text:span>, <text:span text:style-name="Strong_20_Emphasis">camera tracking</text:span>, and <text:span text:style-name="Strong_20_Emphasis">particle effects</text:span>, which can be used in your Natron workflow. </text:p>
        </text:list-item>
        <text:list-item>
          <text:p text:style-name="P64"><text:span text:style-name="Strong_20_Emphasis">Better Editing Workflow</text:span>: <text:span text:style-name="Strong_20_Emphasis">Kdenlive</text:span> simplifies the editing process with its more accessible timeline and editing features. While Natron is great for compositing, it lacks an editing timeline with the flexibility of Kdenlive. </text:p>
        </text:list-item>
        <text:list-item>
          <text:p text:style-name="P64"><text:span text:style-name="Strong_20_Emphasis">Custom Visual Effects</text:span>: You can create custom <text:span text:style-name="Strong_20_Emphasis">VFX</text:span> in Blender (such as particles, smoke, fire, and 3D objects), which can be used in your Natron project to create complex effects like explosions or 3D integration. </text:p>
        </text:list-item>
        <text:list-item>
          <text:p text:style-name="P36"><text:span text:style-name="Strong_20_Emphasis">Cost-Effective</text:span>: All of these tools are free and open-source, so you can achieve high-quality results without expensive software subscriptions. </text:p>
        </text:list-item>
      </text:list>
      <text:h text:style-name="Heading_20_3" text:outline-level="3"><text:soft-page-break/><text:span text:style-name="Strong_20_Emphasis">Limitations and Considerations</text:span>:</text:h>
      <text:list xml:id="list4131371956258386453" text:style-name="L33">
        <text:list-item>
          <text:p text:style-name="P65"><text:span text:style-name="Strong_20_Emphasis">Manual Process</text:span>: While this setup gives you more flexibility, it does require managing multiple software packages. You'll need to switch between Kdenlive, Natron, and Blender depending on the task, which might add complexity to your workflow. </text:p>
        </text:list-item>
        <text:list-item>
          <text:p text:style-name="P65"><text:span text:style-name="Strong_20_Emphasis">Render Time</text:span>: Blender’s rendering can be demanding, especially for <text:span text:style-name="Strong_20_Emphasis">3D scenes</text:span> and <text:span text:style-name="Strong_20_Emphasis">complex particle systems</text:span>. You may need significant computing power for rendering large or intricate 3D sequences. </text:p>
        </text:list-item>
        <text:list-item>
          <text:p text:style-name="P37"><text:span text:style-name="Strong_20_Emphasis">Learning Curve</text:span>: Each of these tools has its own learning curve. While they are powerful, using them together requires familiarity with each software's strengths and limitations. </text:p>
        </text:list-item>
      </text:list>
      <text:h text:style-name="Heading_20_3" text:outline-level="3"><text:span text:style-name="Strong_20_Emphasis">Conclusion:</text:span></text:h>
      <text:p text:style-name="Text_20_body">By combining <text:span text:style-name="Strong_20_Emphasis">Kdenlive</text:span>, <text:span text:style-name="Strong_20_Emphasis">Blender</text:span>, and <text:span text:style-name="Strong_20_Emphasis">Natron</text:span>, you can significantly expand your creative possibilities and overcome many of Natron’s limitations, especially when it comes to <text:span text:style-name="Strong_20_Emphasis">3D modeling</text:span>, <text:span text:style-name="Strong_20_Emphasis">camera tracking</text:span>, <text:span text:style-name="Strong_20_Emphasis">particle systems</text:span>, and <text:span text:style-name="Strong_20_Emphasis">advanced editing</text:span>. This setup is a great way to create professional-level <text:span text:style-name="Strong_20_Emphasis">VFX</text:span> without relying on expensive software like After Effects. However, it may require more effort and expertise in managing workflows across different software.</text:p>
      <text:p text:style-name="P1">so all limitation ill be removed!! </text:p>
      <text:p text:style-name="P1"/>
      <text:p text:style-name="P3">While combining <text:span text:style-name="Strong_20_Emphasis">Kdenlive</text:span>, <text:span text:style-name="Strong_20_Emphasis">Blender</text:span>, and <text:span text:style-name="Strong_20_Emphasis">Natron</text:span> significantly expands your capabilities, <text:span text:style-name="Strong_20_Emphasis">some limitations</text:span> may still exist depending on the specific type of work you're doing. Let's break it down:</text:p>
      <text:h text:style-name="Heading_20_3" text:outline-level="3"><text:span text:style-name="Strong_20_Emphasis">How Combining Kdenlive, Blender, and Natron Removes Limitations:</text:span></text:h>
      <text:list xml:id="list8201263740684943518" text:style-name="L34">
        <text:list-item>
          <text:p text:style-name="P38"><text:span text:style-name="Strong_20_Emphasis">3D Capabilities:</text:span></text:p>
          <text:list>
            <text:list-item>
              <text:p text:style-name="P66"><text:span text:style-name="Strong_20_Emphasis">Limitation in Natron</text:span>: Natron is primarily a 2D compositing tool with basic 3D capabilities. It doesn't handle complex 3D modeling, advanced particle systems, or full 3D integration as seamlessly as After Effects or dedicated 3D software. </text:p>
            </text:list-item>
            <text:list-item>
              <text:p text:style-name="P66"><text:span text:style-name="Strong_20_Emphasis">Solution with Blender</text:span>: Blender is a full-fledged 3D modeling and animation software. By using Blender, you can create <text:span text:style-name="Strong_20_Emphasis">3D models</text:span>, <text:span text:style-name="Strong_20_Emphasis">particle effects</text:span>, <text:span text:style-name="Strong_20_Emphasis">advanced camera tracking</text:span>, and <text:span text:style-name="Strong_20_Emphasis">lighting effects</text:span>. These can then be imported into Natron for compositing and integration into your 2D footage. </text:p>
            </text:list-item>
          </text:list>
        </text:list-item>
        <text:list-item>
          <text:p text:style-name="P38"><text:span text:style-name="Strong_20_Emphasis">Motion Graphics and Animation:</text:span></text:p>
          <text:list>
            <text:list-item>
              <text:p text:style-name="P66"><text:span text:style-name="Strong_20_Emphasis">Limitation in Natron</text:span>: Natron does not have the same level of <text:span text:style-name="Strong_20_Emphasis">motion graphics</text:span> support as After Effects, especially for <text:span text:style-name="Strong_20_Emphasis">text animation</text:span> and pre-built templates. </text:p>
            </text:list-item>
            <text:list-item>
              <text:p text:style-name="P66"><text:span text:style-name="Strong_20_Emphasis">Solution with Kdenlive</text:span>: While Kdenlive is primarily an editor and not a full-motion graphics tool, you can still use it for basic animations and transitions. For <text:span text:style-name="Strong_20_Emphasis">advanced text animations</text:span> or <text:span text:style-name="Strong_20_Emphasis">motion graphics</text:span>, you could use <text:span text:style-name="Strong_20_Emphasis">Blender</text:span> or <text:span text:style-name="Strong_20_Emphasis">After Effects</text:span> (if available), and then integrate the rendered footage into Natron. </text:p>
            </text:list-item>
          </text:list>
        </text:list-item>
        <text:list-item>
          <text:p text:style-name="P38"><text:span text:style-name="Strong_20_Emphasis">Rotoscoping and Masking:</text:span></text:p>
          <text:list>
            <text:list-item>
              <text:p text:style-name="P66"><text:span text:style-name="Strong_20_Emphasis">Limitation in Natron</text:span>: While Natron offers manual rotoscoping and masking tools like <text:span text:style-name="Strong_20_Emphasis">Roto</text:span> and <text:span text:style-name="Strong_20_Emphasis">RotoPaint</text:span>, it lacks the <text:span text:style-name="Strong_20_Emphasis">AI-powered automatic rotoscoping tool</text:span> found in <text:span text:style-name="Strong_20_Emphasis">After Effects’ RotoBrush</text:span>. </text:p>
            </text:list-item>
            <text:list-item>
              <text:p text:style-name="P66"><text:span text:style-name="Strong_20_Emphasis">Solution</text:span>: The <text:span text:style-name="Strong_20_Emphasis">RotoPaint</text:span> and <text:span text:style-name="Strong_20_Emphasis">Roto</text:span> nodes in Natron are powerful but require more manual work. If you need to speed up rotoscoping, you could combine the manual approach in Natron with <text:span text:style-name="Strong_20_Emphasis">Blender's</text:span> tracking capabilities, or use <text:span text:style-name="Strong_20_Emphasis">AI-based rotoscoping</text:span> in other tools (like After Effects) and integrate the results into Natron. </text:p>
            </text:list-item>
          </text:list>
        </text:list-item>
        <text:list-item>
          <text:p text:style-name="P38"><text:span text:style-name="Strong_20_Emphasis">Particle Systems:</text:span></text:p>
          <text:list>
            <text:list-item>
              <text:p text:style-name="P66"><text:span text:style-name="Strong_20_Emphasis">Limitation in Natron</text:span>: Natron has a basic particle system, but it doesn't match the <text:soft-page-break/>complexity of <text:span text:style-name="Strong_20_Emphasis">After Effects’ Particular</text:span> or <text:span text:style-name="Strong_20_Emphasis">Blender's particle system</text:span>. </text:p>
            </text:list-item>
            <text:list-item>
              <text:p text:style-name="P66"><text:span text:style-name="Strong_20_Emphasis">Solution</text:span>: <text:span text:style-name="Strong_20_Emphasis">Blender</text:span> is excellent for creating <text:span text:style-name="Strong_20_Emphasis">advanced particle effects</text:span> like smoke, fire, explosions, or fluid dynamics. These can be rendered and imported into Natron for compositing, helping you achieve high-quality VFX that Natron alone may not be able to generate. </text:p>
            </text:list-item>
          </text:list>
        </text:list-item>
        <text:list-item>
          <text:p text:style-name="P38"><text:span text:style-name="Strong_20_Emphasis">Audio Editing:</text:span></text:p>
          <text:list>
            <text:list-item>
              <text:p text:style-name="P66"><text:span text:style-name="Strong_20_Emphasis">Limitation in Natron</text:span>: Natron doesn’t have native audio editing tools. </text:p>
            </text:list-item>
            <text:list-item>
              <text:p text:style-name="P66"><text:span text:style-name="Strong_20_Emphasis">Solution with Kdenlive</text:span>: Kdenlive can handle <text:span text:style-name="Strong_20_Emphasis">audio editing</text:span>, sync, and sound design, allowing you to focus on the video editing and audio syncing separately before exporting for VFX work in Natron. </text:p>
            </text:list-item>
          </text:list>
        </text:list-item>
        <text:list-item>
          <text:p text:style-name="P38"><text:span text:style-name="Strong_20_Emphasis">Text Animation:</text:span></text:p>
          <text:list>
            <text:list-item>
              <text:p text:style-name="P66"><text:span text:style-name="Strong_20_Emphasis">Limitation in Natron</text:span>: <text:span text:style-name="Strong_20_Emphasis">Text animation</text:span> in Natron is very basic compared to After Effects, which has a range of advanced text animation tools. </text:p>
            </text:list-item>
            <text:list-item>
              <text:p text:style-name="P38"><text:span text:style-name="Strong_20_Emphasis">Solution with Blender</text:span>: If you need more advanced text or 3D text animation, <text:span text:style-name="Strong_20_Emphasis">Blender</text:span> can be used to create intricate animations, and you can then import them into Natron. Alternatively, you can use <text:span text:style-name="Strong_20_Emphasis">Kdenlive</text:span> for simpler text animations. </text:p>
            </text:list-item>
          </text:list>
        </text:list-item>
      </text:list>
      <text:h text:style-name="Heading_20_3" text:outline-level="3"><text:span text:style-name="Strong_20_Emphasis">Possible Remaining Limitations</text:span>:</text:h>
      <text:p text:style-name="Text_20_body">While combining these tools can significantly boost your workflow, there are still <text:span text:style-name="Strong_20_Emphasis">some limitations</text:span>:</text:p>
      <text:list xml:id="list7128318332133538616" text:style-name="L35">
        <text:list-item>
          <text:p text:style-name="P39"><text:span text:style-name="Strong_20_Emphasis">Workflow Complexity</text:span>:</text:p>
          <text:list>
            <text:list-item>
              <text:p text:style-name="P67">Managing multiple software packages (Kdenlive, Blender, Natron) can make the workflow <text:span text:style-name="Strong_20_Emphasis">complex</text:span> and <text:span text:style-name="Strong_20_Emphasis">time-consuming</text:span>. You'll have to export and import files between them, which might add extra steps and complexity to your process. </text:p>
            </text:list-item>
          </text:list>
        </text:list-item>
        <text:list-item>
          <text:p text:style-name="P39"><text:span text:style-name="Strong_20_Emphasis">Rendering Time</text:span>:</text:p>
          <text:list>
            <text:list-item>
              <text:p text:style-name="P67"><text:span text:style-name="Strong_20_Emphasis">Blender’s 3D rendering</text:span> can be very demanding, especially for complex scenes with lots of particles, lights, or effects. If you’re working on a large project, the <text:span text:style-name="Strong_20_Emphasis">render times</text:span> could be long, and you'll need powerful hardware to handle the loads. </text:p>
            </text:list-item>
            <text:list-item>
              <text:p text:style-name="P67"><text:span text:style-name="Strong_20_Emphasis">Natron</text:span> can be heavy on your system if you are compositing large, high-resolution footage with multiple effects and 3D elements. </text:p>
            </text:list-item>
          </text:list>
        </text:list-item>
        <text:list-item>
          <text:p text:style-name="P39"><text:span text:style-name="Strong_20_Emphasis">Manual Rotoscoping</text:span>:</text:p>
          <text:list>
            <text:list-item>
              <text:p text:style-name="P67">While you can use manual rotoscoping techniques in <text:span text:style-name="Strong_20_Emphasis">Natron</text:span>, it won't be as <text:span text:style-name="Strong_20_Emphasis">fast</text:span> or <text:span text:style-name="Strong_20_Emphasis">automatic</text:span> as the AI-powered tools found in <text:span text:style-name="Strong_20_Emphasis">After Effects</text:span>, like <text:span text:style-name="Strong_20_Emphasis">RotoBrush</text:span>. You’ll have to rely on <text:span text:style-name="Strong_20_Emphasis">tracking</text:span> and <text:span text:style-name="Strong_20_Emphasis">manual frame-by-frame adjustments</text:span>, which can be time-consuming for complex shots. </text:p>
            </text:list-item>
            <text:list-item>
              <text:p text:style-name="P67">If you need <text:span text:style-name="Strong_20_Emphasis">automatic rotoscoping</text:span> or <text:span text:style-name="Strong_20_Emphasis">fine-tuned control</text:span> (like <text:span text:style-name="Strong_20_Emphasis">RotoBrush</text:span> in After Effects), you'll have to either <text:span text:style-name="Strong_20_Emphasis">do it manually</text:span> or use a third-party tool that integrates into your pipeline. </text:p>
            </text:list-item>
          </text:list>
        </text:list-item>
        <text:list-item>
          <text:p text:style-name="P39"><text:span text:style-name="Strong_20_Emphasis">Limited Direct Integration</text:span>:</text:p>
          <text:list>
            <text:list-item>
              <text:p text:style-name="P67">These tools (Kdenlive, Blender, Natron) don’t have the same <text:span text:style-name="Strong_20_Emphasis">seamless integration</text:span> as the Adobe ecosystem. In After Effects, you can easily access <text:span text:style-name="Strong_20_Emphasis">Adobe Premiere</text:span> or <text:span text:style-name="Strong_20_Emphasis">Photoshop</text:span> files directly. In the case of Kdenlive and Natron, you’ll need to export/render files to move between them, which can break the smooth workflow. </text:p>
            </text:list-item>
          </text:list>
        </text:list-item>
        <text:list-item>
          <text:p text:style-name="P39"><text:span text:style-name="Strong_20_Emphasis">Advanced Audio Sync and Design</text:span>:</text:p>
          <text:list>
            <text:list-item>
              <text:p text:style-name="P39">While <text:span text:style-name="Strong_20_Emphasis">Kdenlive</text:span> allows basic audio syncing and editing, you may need a more dedicated tool like <text:span text:style-name="Strong_20_Emphasis">Adobe Audition</text:span> or <text:span text:style-name="Strong_20_Emphasis">Audacity</text:span> for more advanced sound design, mixing, or synchronization with effects. </text:p>
            </text:list-item>
          </text:list>
        </text:list-item>
      </text:list>
      <text:h text:style-name="Heading_20_3" text:outline-level="3"><text:soft-page-break/><text:span text:style-name="Strong_20_Emphasis">Summary</text:span>:</text:h>
      <text:p text:style-name="Text_20_body">By combining <text:span text:style-name="Strong_20_Emphasis">Kdenlive</text:span>, <text:span text:style-name="Strong_20_Emphasis">Blender</text:span>, and <text:span text:style-name="Strong_20_Emphasis">Natron</text:span>, you can overcome many of the limitations that Natron has on its own, such as:</text:p>
      <text:list xml:id="list8908187783119938903" text:style-name="L36">
        <text:list-item>
          <text:p text:style-name="P68">Advanced <text:span text:style-name="Strong_20_Emphasis">3D modeling</text:span>, camera tracking, and particles (with Blender). </text:p>
        </text:list-item>
        <text:list-item>
          <text:p text:style-name="P68">Video editing and audio syncing (with Kdenlive). </text:p>
        </text:list-item>
        <text:list-item>
          <text:p text:style-name="P40">Visual effects compositing (with Natron). </text:p>
        </text:list-item>
      </text:list>
      <text:p text:style-name="Text_20_body">However, some <text:span text:style-name="Strong_20_Emphasis">manual processes</text:span> (like rotoscoping) and the <text:span text:style-name="Strong_20_Emphasis">workflow complexity</text:span> of switching between these tools will still remain. Additionally, you might encounter <text:span text:style-name="Strong_20_Emphasis">rendering time issues</text:span> with complex 3D scenes or effects. But overall, this approach can significantly expand your creative possibilities without the need for expensive software.</text:p>
      <text:p text:style-name="Text_20_body">So, <text:span text:style-name="Strong_20_Emphasis">while not all limitations are entirely removed</text:span>, combining these tools will certainly <text:span text:style-name="Strong_20_Emphasis">enhance your capabilities</text:span> and allow you to do things that Natron alone cannot handl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8S</meta:editing-duration>
    <meta:editing-cycles>14</meta:editing-cycles>
    <meta:generator>OpenOffice/4.1.15$Win32 OpenOffice.org_project/4115m2$Build-9813</meta:generator>
    <dc:date>2025-03-01T01:02:40.73</dc:date>
    <meta:document-statistic meta:table-count="0" meta:image-count="0" meta:object-count="0" meta:page-count="13" meta:paragraph-count="278" meta:word-count="5022" meta:character-count="31397"/>
    <meta:user-defined meta:name="Info 1"/>
    <meta:user-defined meta:name="Info 2"/>
    <meta:user-defined meta:name="Info 3"/>
    <meta:user-defined meta:name="Info 4"/>
  </office:meta>
</office:document-meta>
</file>